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list-style-name="L1">
      <style:paragraph-properties fo:margin-left="0cm" fo:margin-right="0cm" fo:margin-top="0cm" fo:margin-bottom="0cm" style:contextual-spacing="false" fo:text-indent="0cm" style:auto-text-indent="false"/>
    </style:style>
    <style:style style:name="P3" style:family="paragraph" style:parent-style-name="Text_20_body" style:list-style-name="L1">
      <style:paragraph-properties fo:margin-left="0cm" fo:margin-right="0cm" fo:text-indent="0cm" style:auto-text-indent="false"/>
    </style:style>
    <style:style style:name="P4" style:family="paragraph" style:parent-style-name="Text_20_body" style:list-style-name="L2">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text-indent="0cm" style:auto-text-indent="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Conception et création de la base de données à partir d’un jeu de données</text:span></text:h>
      <text:p text:style-name="P1"><text:span text:style-name="Strong_20_Emphasis"/></text:p>
      <text:p text:style-name="P1"> <text:span text:style-name="Strong_20_Emphasis">Date limite du rendu : lundi 20 mai (12h00)</text:span></text:p>
      <text:p text:style-name="P1">L'objectif de ce premier livrable est de concevoir et créer la base de données à partir des fichiers CSV qui vous sont fournis dans la section Bases de données/Fichiers CSV. Un document décrivant les données contenues dans ces fichiers est également présent dans cette section.</text:p>
      <text:p text:style-name="P1">Les fichiers CSV qui vous sont fournis contiennent des données qui sont souvent redondantes et ne peuvent donc pas être importées telles quelles dans des tables d'une base de données relationnelle. </text:p>
      <text:p text:style-name="P1">Avant de créer les tables et insérer les données contenues dans les fichiers CSV dans ces tables, il faut réfléchir à la structure de la base de données afin que celle-ci ne contienne pas de redondance. </text:p>
      <text:p text:style-name="P1">Dans un premier temps, vous devez analyser ces fichiers CSV et décrire la structure de la base de données à l’aide d’un modèle entité-association. </text:p>
      <text:p text:style-name="P1">Dans un deuxième temps, vous créerez les tables sur Oracle et importerez les données contenues dans les fichiers CSV dans vos tables. Pour réaliser ces tâches, vous pouvez utiliser un client graphique tel que DBeaver : <text:a xlink:type="simple" xlink:href="https://dbeaver.io/" text:style-name="Internet_20_link" text:visited-style-name="Visited_20_Internet_20_Link">https://dbeaver.io</text:a> qui permet d'importer facilement des fichiers CSV. Un tutoriel DBeaver est disponible dans la section Bases de données.</text:p>
      <text:p text:style-name="P1">Pour insérer les données dans les tables, vous devrez procéder de la façon suivante :</text:p>
      <text:list text:style-name="L1">
        <text:list-item>
          <text:p text:style-name="P2">importer les fichiers CSV qui vous sont fournis dans des tables temporaires sur Oracle.</text:p>
        </text:list-item>
        <text:list-item>
          <text:p text:style-name="P2">créer vos tables sur Oracle sans oublier toutes les contraintes d'intégrité (clé primaire, contrainte d'intégrité référentielle et éventuellement contraintes de domaine (CHECK))</text:p>
        </text:list-item>
        <text:list-item>
          <text:p text:style-name="P3">réaliser des requêtes SQL pour insérer les données des tables temporaires dans vos tables . </text:p>
        </text:list-item>
      </text:list>
      <text:p text:style-name="P1">Exemple de requête d'insertion de données depuis une autre table: <text:line-break/>INSERT INTO maTable (col1, col2, col3) <text:line-break/>SELECT col1, col2, col3 FROM table_temporaire</text:p>
      <text:p text:style-name="P1"/>
      <text:p text:style-name="P1"><text:span text:style-name="Strong_20_Emphasis">Ce livrable devra être déposé sur Moodle au format pdf. Il doit comprendre :</text:span></text:p>
      <text:list text:style-name="L2">
        <text:list-item>
          <text:p text:style-name="P4"><text:span text:style-name="Strong_20_Emphasis">le modèle entité/association,</text:span></text:p>
        </text:list-item>
        <text:list-item>
          <text:p text:style-name="P4"><text:span text:style-name="Strong_20_Emphasis">le Schéma Relationnel de la base de données,</text:span></text:p>
        </text:list-item>
        <text:list-item>
          <text:p text:style-name="P4"><text:span text:style-name="Strong_20_Emphasis">le nom du schéma sur Oracle (c’est à dire le compte étudiant) dans lequel vous avez créé vos tables. On doit retrouver dans vos tables toutes les données contenues dans les fichiers CSV,</text:span></text:p>
        </text:list-item>
        <text:list-item>
          <text:p text:style-name="P5"><text:span text:style-name="Strong_20_Emphasis">les requêtes SQL de création des tables et d'insertion des données dans les tables.</text:span></text:p>
        </text:list-item>
      </text:list>
      <text:p text:style-name="Text_20_body"><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5T14:44:01.104000000</meta:creation-date>
    <dc:date>2024-09-05T14:44:05.910000000</dc:date>
    <meta:editing-duration>PT5S</meta:editing-duration>
    <meta:editing-cycles>1</meta:editing-cycles>
    <meta:document-statistic meta:table-count="0" meta:image-count="0" meta:object-count="0" meta:page-count="1" meta:paragraph-count="18" meta:word-count="381" meta:character-count="2318" meta:non-whitespace-character-count="1953"/>
    <meta:generator>LibreOffice/24.2.2.2$Windows_X86_64 LibreOffice_project/d56cc158d8a96260b836f100ef4b4ef25d6f1a01</meta:generator>
  </office:meta>
</office:document-meta>
</file>